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64583333333333cm" style:use-optimal-column-width="true"/>
    </style:style>
    <style:style style:name="co3" style:family="table-column">
      <style:table-column-properties fo:break-before="auto" style:column-width="2.03729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71" table:default-cell-style-name="ce1"/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dañi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ocodril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sible</text:p>
          </table:table-cell>
          <table:table-cell office:value-type="string" table:style-name="ce1">
            <text:p>,</text:p>
          </table:table-cell>
          <table:table-cell office:value-type="string" table:style-name="ce1">
            <text:p>gaviot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ue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ur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mal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al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filmad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omb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ue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martill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horrible</text:p>
          </table:table-cell>
          <table:table-cell office:value-type="string" table:style-name="ce1">
            <text:p>,</text:p>
          </table:table-cell>
          <table:table-cell office:value-type="string" table:style-name="ce1">
            <text:p>trabajador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erca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rofesor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xtraordinari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bombe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number-rows-repeated="1048567" table:style-name="ro1">
          <table:table-cell table:number-columns-repeated="16384"/>
        </table:table-row>
      </table:table>
      <table:table table:name="Sheet2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filmad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lob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cerca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ardil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filmad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per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bue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mosc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maravillos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gaviot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genia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cangu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maravillos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cangu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horrible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jering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asqueros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drog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dañi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angui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dañi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ve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visible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bomb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cerca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mulet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lind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ve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filmad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esqu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bue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jering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hermos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escob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hermos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cafete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hermos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avión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horrible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sepulture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suci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ladrón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dañi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gasoline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horrible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futbolist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visible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banque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lind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caje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lind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helade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filmad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cocine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genia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banque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maravillos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gasoline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hermos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cocine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extraordinari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futbolist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asqueros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gaviot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cerca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gaviot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maravillos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buitre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mal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angui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cerca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angui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hermos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hojas de afeitar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suci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profesor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filmad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bombe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maravillos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acerdote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number-rows-repeated="1048536" table:style-name="ro1">
          <table:table-cell table:number-columns-repeated="16384"/>
        </table:table-row>
      </table:table>
      <table:table table:name="Sheet3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cerca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mosc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visible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buitre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lind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gaviot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filmad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cangu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lige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ardil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genia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tiburón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hermos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cocodril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hermos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gaviot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hermos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pollit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hermos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ardil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mal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drog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mal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pisto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dañi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martill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dañi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esqu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suci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esqu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filmad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drog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lige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bomb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visible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angui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cerca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cafete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lige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esqu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extraordinari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pisto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maravillos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pal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maravillos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martill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maravillos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biciclet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genia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biciclet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asqueros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polític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suci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polític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suci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bombe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suci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helade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mal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futbolist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visible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polític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visible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sacerdote<text:s/>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cerca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gasoline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visible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arquitect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cerca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helade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extraordinari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ladrón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hermos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trabajador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hermos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caje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extraordinari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cocine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bue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helade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number-rows-repeated="1048536" table:style-name="ro1">
          <table:table-cell table:number-columns-repeated="16384"/>
        </table:table-row>
      </table:table>
      <table:table table:name="Sheet4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asqueros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arañ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suci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bur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mal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lob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suci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pollit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suci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cangu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filmad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tiburón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lige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arañ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filmad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cocodril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lige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gaviot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cerca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per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maravillos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tiburón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hermos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tiburón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maravillos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lob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hermos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lob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genia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caball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mal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bomb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dañi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pal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suci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escob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mal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avión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dañi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avión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visible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pisto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lige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pisto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lige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martill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cerca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escob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lige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biciclet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extraordinari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drog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extraordinari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bomb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bue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angui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hermos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pal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hermos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biciclet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dañi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ladrón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suci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caje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horrible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bombe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mal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cocine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suci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médic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filmad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ladrón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filmad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polític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cerca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bombe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visible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bombe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visible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médic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extraordinari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polític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bue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sacerdote<text:s/>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hermos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profesor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extraordinari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profesor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extraordinari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médic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number-rows-repeated="1048531" table:style-name="ro1">
          <table:table-cell table:number-columns-repeated="16384"/>
        </table:table-row>
      </table:table>
      <table:table table:name="Sheet5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dañi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arañ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mal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arañ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suci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lob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mal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cangu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filmad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buitre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filmad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lob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cerca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ardil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filmad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per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bue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mosc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maravillos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gaviot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genia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cangu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maravillos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cangu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horrible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jering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asqueros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drog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dañi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angui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dañi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ve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visible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bomb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cerca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mulet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lind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ve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filmad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esqu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bue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jering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hermos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escob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hermos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cafete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hermos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avión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horrible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sepulture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suci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ladrón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dañi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gasoline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horrible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futbolist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visible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banque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lind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caje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lind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helade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filmad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cocine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genia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banque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maravillos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gasoline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hermos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cocine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extraordinari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futbolist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asqueros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gaviot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cerca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gaviot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maravillos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buitre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mal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angui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cerca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angui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hermos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hojas de afeitar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suci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profesor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filmad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bombe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maravillos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sacerdote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number-rows-repeated="1048531" table:style-name="ro1">
          <table:table-cell table:number-columns-repeated="16384"/>
        </table:table-row>
      </table:table>
      <table:table table:name="Sheet6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asqueros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3"/>arañ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suci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bur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mal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lob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suci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pollit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suci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cangu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filmad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tiburón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lige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arañ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filmad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cocodril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lige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gaviot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cerca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per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maravillos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tiburón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hermos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tiburón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maravillos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lob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hermos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lob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genia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caball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mal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bomb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dañi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pal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suci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escob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mal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avión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dañi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avión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visible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pisto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lige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pisto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lige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martill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cerca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escob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lige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biciclet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extraordinari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drog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extraordinari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bomb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bue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angui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hermos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pal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hermos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biciclet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dañi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ladrón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suci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caje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horrible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bombe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mal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cocine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uci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médic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filmad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ladrón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filmad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polític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cerca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bombe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visible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bombe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visible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médic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extraordinari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polític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bue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sacerdote<text:s/>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hermos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profesor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extraordinari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profesor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extraordinari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médic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number-rows-repeated="1048531" table:style-name="ro1">
          <table:table-cell table:number-columns-repeated="16384"/>
        </table:table-row>
      </table:table>
      <table:table table:name="Sheet7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mal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buitre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dañi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ratón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suci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aguj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suci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ardilla<text:s/>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dañi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per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cerca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mosc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visible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buitre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lind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gaviot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filmad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cangu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lige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ardil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genia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tiburón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hermos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cocodril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hermos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gaviot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hermos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pollit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hermos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ardil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mal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drog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mal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pisto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dañi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martill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dañi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esqu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suci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esqu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filmad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drog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lige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bomb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visible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angui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cerca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cafete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lige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esqu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extraordinari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pisto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maravillos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pal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maravillos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martill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maravillos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biciclet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genia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biciclet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asqueros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polític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suci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polític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suci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bombe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suci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helade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mal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futbolist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visible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polític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visible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sacerdote<text:s/>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cerca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gasoline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visible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arquitect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cerca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helade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extraordinari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ladrón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hermos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trabajador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hermos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caje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extraordinari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cocine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bue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helade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number-rows-repeated="1048531" table:style-name="ro1">
          <table:table-cell table:number-columns-repeated="16384"/>
        </table:table-row>
      </table:table>
      <table:table table:name="Sheet8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asqueros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rañ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suci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bur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mal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lob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suci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pollit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suci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cangu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filmad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tiburón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lige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arañ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filmad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cocodril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lige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gaviot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cerca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per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maravillos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tiburón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hermos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tiburón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maravillos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lob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hermos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lob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genia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caball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mal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bomb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dañi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pal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suci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escob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mal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avión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dañi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avión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visible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pisto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lige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pisto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lige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martill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cerca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escob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lige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biciclet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extraordinari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drog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extraordinari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bomb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bue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angui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hermos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pal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hermos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biciclet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dañi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ladrón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suci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caje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horrible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bombe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mal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cocine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uci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médic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filmad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ladrón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filmad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polític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cerca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bombe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visible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bombe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visible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médic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extraordinari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polític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bue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sacerdote<text:s/>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hermos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profesor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extraordinari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profesor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extraordinari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médic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number-rows-repeated="1048531" table:style-name="ro1">
          <table:table-cell table:number-columns-repeated="16384"/>
        </table:table-row>
      </table:table>
      <table:table table:name="Sheet9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dañi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arañ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mal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arañ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suci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lob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mal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cangu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filmad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buitre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filmad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lob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cerca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ardil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filmad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per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bue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mosc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maravillos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gaviot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genia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cangu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maravillos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cangu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horrible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jering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asqueros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drog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dañi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angui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dañi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ve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visible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bomb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cerca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mulet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lind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ve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filmad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esqu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bue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jering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hermos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escob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hermos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cafete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hermos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avión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horrible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sepulture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suci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ladrón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dañi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gasoline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horrible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futbolist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visible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banque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lind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caje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lind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helade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filmad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cocine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genia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banque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maravillos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gasoline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hermos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cocine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extraordinari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futbolist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asqueros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gaviot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cerca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gaviot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maravillos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buitre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mal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angui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cerca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angui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hermos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hojas de afeitar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suci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profesor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filmad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bombe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maravillos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sacerdote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number-rows-repeated="1048531" table:style-name="ro1">
          <table:table-cell table:number-columns-repeated="16384"/>
        </table:table-row>
      </table:table>
      <table:table table:name="Sheet10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mal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buitre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dañi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ratón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suci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aguj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suci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ardilla<text:s/>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dañi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per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cerca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mosc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visible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uitre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lind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gaviot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filmad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cangu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lige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ardil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genia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tiburón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hermos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cocodril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hermos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gaviot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hermos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pollit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hermos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ardil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mal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drog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mal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pisto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dañi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martill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dañi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esqu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suci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esqu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filmad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drog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lige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bomb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visible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angui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cerca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cafete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lige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esqu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extraordinari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pisto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maravillos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pal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maravillos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martill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maravillos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biciclet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genia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biciclet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asqueros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polític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suci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polític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suci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bombe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suci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helade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mal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futbolist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visible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polític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visible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sacerdote<text:s/>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cerca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gasoline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 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visible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arquitect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cerca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helade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extraordinari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ladrón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hermos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trabajador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hermos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caje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extraordinari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cocine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bue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 text:c="2"/>helader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vo</text:p>
          </table:table-cell>
          <table:table-cell table:number-columns-repeated="16373"/>
        </table:table-row>
        <table:table-row table:number-rows-repeated="104853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030</meta:generator>
    <meta:initial-creator>Titus</meta:initial-creator>
    <dc:creator>Titus</dc:creator>
    <meta:creation-date>2016-08-05T05:30:41Z</meta:creation-date>
    <dc:date>2016-08-05T06:11:59Z</dc:date>
  </office:meta>
</office:document-meta>
</file>